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s.applyAssertions( final ListIterator commandIterato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sertions.applyAssertions( CommandlineJava command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aseAssertion.getPackag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abledAssertion.getComman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.setRefid( Reference ref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ions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aseAssertion.setPackage( String package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eAssertion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.getFinalRefer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eAssertion.toCommand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ssertions.addVmArgument( CommandlineJava command , String ar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ssertions.addDisable( DisabledAssertion asser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ions.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ions.setEnableSystemAssertions( Boolean enableSystemAsser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ssertions.applyAssertions( List commandLis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ssertions.getFinalSiz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abledAssertion.getCommand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s.addEnable( EnabledAssertion asser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eAssertion.setClass( String class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